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computadora CEFIBA</text:p>
      <text:p text:style-name="P3"/>
      <text:p text:style-name="P3">Luego de la Segunda Guerra Mundial (WWII), en donde se vio la importancia de la aplicación de técnicas digitales sobre diversos campos, la computación cobró más relevancia. En la Argentina, muchos profesionales y científicos formados en las universidades nacionales, estuvieron radicados en Europa en laboratorios y centros que se dedican a la fabricación de computadores digitales. Esa interacción, provocó que en 1958 se proyectara la construcción de una pequeña computadora electrónica digital, a la que denominaron CEFIBA (<text:span text:style-name="T1">Computadora Electrónica de la Facultad de Ingeniería de la Universidad de Buenos Aires</text:span>). </text:p>
      <text:p text:style-name="P3"/>
      <text:p text:style-name="P3">En la década del 30, Argentina existían industrias dedicadas a la fabricación de transistores, utilizados en la elaboración de equipos de radio de poca potencia. Mientras que las válvulas, eran importadas de Europa o EEUU. Al estallar la WWII, las importaciones se cortaron en su totalidad, por lo que surgió la necesidad de cubrir ese faltante de válvulas en la industria. Así que, empresas como SAIRA (Sociedad Anónima de Industriales de la República Argentina) y la holandesa Philips, comenzaron a desarrollar, en una primera instancia, válvulas electrónicas de recepción y luego de mediana y alta potencia, cubriendo las necesidades del mercado.</text:p>
      <text:p text:style-name="P3"/>
      <text:p text:style-name="P3">Debido a todo esto, se intensificó la enseñanza electrónica y telecomunicaciones, aun íntimamente relacionado con la radioelectrónica. Por lo que surgieron varias carreras, laboratorios y centros, como el <text:span text:style-name="T1">Laboratorio de Investigaciones Electrónicas</text:span> (LIR), creado por Philips en 1942. En la UBA, se creó un curso de postgrado de Ingeniería en Telecomunicaciones, de 2 años de duración.</text:p>
      <text:p text:style-name="P3"/>
      <text:p text:style-name="P3">Ya para el año 1957, existían profesionales formados en casi todos los aspectos de la electrónica, pero falta perfeccionarse en técnicas digitales. Por lo que, la UBA realizó un ciclo de siete conferencias dictadas, entre otros, por el Dr. Sadosky y los ingenieros Humberto R. Ciancaglini, Marcelo Diamand y Felipe Tanco . De éstas se generó un publicación de 140 páginas, “<text:span text:style-name="T1">Ciclo de Conferencias sobre Computadoras Digitales en el Centro Argentino de Ingenieros </text:span>”.</text:p>
      <text:p text:style-name="P3">Cuando se armó el grupo designado para el proyecto CEFIBA, se puso como director al Ing. Felipe Tanco, que se había desempeñado en la empresa RCA de los EEUU, precisamente en temas de computadoras digitales. Aunque a nivel comercial, las computadoras del mercado funcionaban con válvulas electrónicas, la CEFIBA iba a ser totalmente transistorizada. Esto fue porque Tanco, demostró que el uso de transistores era más ventajoso para elaboración de computadoras.</text:p>
      <text:p text:style-name="P3"/>
      <text:p text:style-name="P3">En el diseño de la CEFIBA se pueden destacar los siguiente componentes:</text:p>
      <text:p text:style-name="P3"/>
      <text:p text:style-name="P3">* Memoria: en una primera instancia se fabricó una memoria cilíndrica recubierta por pintura de ferrita, la cual funcionó pero luego ante fallas de almacenamiento fue reemplazada por una de fabricación británica. El cilindro tenía un diámetro algo mayor de 10 centímetros y una longitud </text:p>
      <text:p text:style-name="P3">de unos 12 centímetros. La capacidad de la memoria era de 4.096 palabras de 32 bits cada una .</text:p>
      <text:p text:style-name="P3"/>
      <text:p text:style-name="P3">*<text:span text:style-name="T3">Impresora: ya que no se contaba con recursos para adquirir una impresora disponible en el mercado, se optó por utilizar una máquina de escribir mecánica modificada , a la cual se le</text:span></text:p>
      <text:p text:style-name="P3"><text:span text:style-name="T3">incorporaron solenoides que al ser energizados succionaban sus núcleos y con su movimiento accionaban mecánicamente los tipos impresores. La computadora transformaba el carácter </text:span><text:span text:style-name="T3">alfabético o numérico a ser impreso en un pulso de corriente que energizaba la bobina del solenoide correspondiente al carácter a ser impreso .</text:span></text:p>
      <text:p text:style-name="P1"/>
      <text:p text:style-name="P1">*Tablero electrónico: la estructura principal de soporte de los componentes de la CEFIBA, fue un armario metálico, en el cual se alojaron la fuente de alimentación y las plaquetas de la computadora. El sistema electrónico final se utilizaron 1.405 transistores, 1.661 diodos de germanio, 5.048 resistores, 2.200 capacitores y centenares de metros de alambre de conexiones. El uso de <text:soft-page-break/>transistores en lugar de válvulas electrónicas, disminuyó sustancialmente la potencia utilizada y con </text:p>
      <text:p text:style-name="P1">ello simplificó los problemas de refrigeración del sistema.</text:p>
      <text:p text:style-name="P1"/>
      <text:p text:style-name="P1">*Entrada de programas: los mismo eran escritos en lenguaje máquina, luego mediante un compilador, especialmente realizado para el proyecto, se ingresaban los programas a la memoria de la CEFIBA a través de cintas perforadas, que eran confeccionadas mediante un teletipo.</text:p>
      <text:p text:style-name="P1"/>
      <text:p text:style-name="P1">*Consola: para su manejo se disponía de una consola operacional, que era un escritorio metálico en el que se alojaba el cilindro de memoria, la impresora , el lector de cinta perforada y una botonera que permitía introducir las palabras de 32 bits directamente al cilindro de memoria.</text:p>
      <text:p text:style-name="P1"/>
      <text:p text:style-name="P3"><text:span text:style-name="T3">Al concluir el proyecto en 1962, en menos de 4 años de desarrollo, fue presentada el día 10 de agosto en un acto en la Facultad de Ingeniería. El Ing. Ciancaglini destacó que: “</text:span><text:span text:style-name="T2">... el objetivo de la construcción de CEFIBA no era el de sustituir la utilización de computadoras comerciales, sino el dar una preparación profunda en los temas de técnicas digitales y del "hardware" a jóvenes ingenieros. ...</text:span><text:span text:style-name="T3">” El propósito fue generar en el país una masa crítica de profesionales en computación digital.</text:span></text:p>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22T10:18:48</meta:creation-date>
    <dc:date>2009-06-22T18:22:32</dc:date>
    <meta:editing-duration>PT03H50M09S</meta:editing-duration>
    <meta:editing-cycles>31</meta:editing-cycles>
    <meta:generator>OpenOffice.org/3.0$Linux OpenOffice.org_project/300m15$Build-9379</meta:generator>
    <meta:document-statistic meta:table-count="0" meta:image-count="0" meta:object-count="0" meta:page-count="2" meta:paragraph-count="16" meta:word-count="807" meta:character-count="5155"/>
    <meta:user-defined meta:name="Información 1"/>
    <meta:user-defined meta:name="Información 2"/>
    <meta:user-defined meta:name="Información 3"/>
    <meta:user-defined meta:name="Información 4"/>
  </office:meta>
</office:document-meta>
</file>